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Is that...?</text:p>
          </table:table-cell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t is...!</text:p>
          </table:table-cell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n altar to the Spirit Queen!!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the Spirit Queen's takin' a nap inside
that thing?!</text:p>
          </table:table-cell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she is.</text:p>
          </table:table-cell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how do we get her out...?</text:p>
          </table:table-cell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some kind of mechanism that undoes
the seal on this altar...?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'bout we start by praying?</text:p>
          </table:table-cell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ry everything we can.</text:p>
          </table:table-cell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break through.</text:p>
          </table:table-cell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ight! Let's do our best to wake the Spirit
Queen up from her beauty sleep—!!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h... what were we gonna try next, again...?</text:p>
          </table:table-cell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only thing we haven't tried is Tokonatsu-
san's idea of fixing sticky tape to the altar,
then ripping it off as hard as we can.</text:p>
          </table:table-cell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etoed.</text:p>
          </table:table-cell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n't you know, Nyanko? All the top-ranking
artists say that sticky tape can do anything!!</text:p>
          </table:table-cell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how about we go and defeat Carat's lot
with a roll of sticky tape?</text:p>
          </table:table-cell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give me, Sensei.</text:p>
          </table:table-cell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 office:value-type="string">
            <text:p>???
“U... Umm〜...”</text:p>
          </table:table-cell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 office:value-type="string">
            <text:p>???
“You won't be able to wake me up by doing
something like that....”</text:p>
          </table:table-cell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</text:p>
          </table:table-cell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Where?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i-it's nice to meet you... I am the
Spirit Queen.</text:p>
          </table:table-cell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uh?!</text:p>
          </table:table-cell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iny girl is...</text:p>
          </table:table-cell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The Spirit Queen?!?!</text:p>
          </table:table-cell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゜ロ゜;)</text:p>
          </table:table-cell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 suppose...</text:p>
          </table:table-cell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She totally just looks like a normal girl...)</text:p>
          </table:table-cell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appearance is surprising, but there are
more important things to talk about.</text:p>
          </table:table-cell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 office:value-type="string">
            <text:p>Wasn't the Spirit Queen supposed to be asleep
within that altar?</text:p>
          </table:table-cell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 office:value-type="string">
            <text:p>Instead, you simply walked in from over there.</text:p>
          </table:table-cell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ertainly, I was sleeping in there, but I awoke
a short while ago...</text:p>
          </table:table-cell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 office:value-type="string">
            <text:p>You might say that I was roused by the magical
forces which are threatening this world...</text:p>
          </table:table-cell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s that right—.</text:p>
          </table:table-cell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we still haven't introduced ourselves.</text:p>
          </table:table-cell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 office:value-type="string">
            <text:p>We are—</text:p>
          </table:table-cell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don't worry. I am aware who you all are.</text:p>
          </table:table-cell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 office:value-type="string">
            <text:p>You are the Heavenly Maidens who were
summoned from another world, are you not?</text:p>
          </table:table-cell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h—! Now that's a Spirit Queen!!
She knows everythin'!!</text:p>
          </table:table-cell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at's not true...</text:p>
          </table:table-cell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 office:value-type="string">
            <text:p>In truth, I have been secretly following you ever
since you were brought into this world.</text:p>
          </table:table-cell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 office:value-type="string">
            <text:p>I am very sorry for deceiving you.</text:p>
          </table:table-cell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really?!</text:p>
          </table:table-cell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d no idea...</text:p>
          </table:table-cell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y were you doing that?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as instructed to do so by Nowah-sama, the
previous Heavenly Maiden. She said:</text:p>
          </table:table-cell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 office:value-type="string">
            <text:p>“Until they have mastered the Power of the
Angels, I would like you to assist them from
the shadows.”</text:p>
          </table:table-cell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you really have been watching over us
all this time...</text:p>
          </table:table-cell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understand, now.</text:p>
          </table:table-cell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 office:value-type="string">
            <text:p>You must be the one who's saved our hides
a number of times, correct?</text:p>
          </table:table-cell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 office:value-type="string">
            <text:p>When we were trapped in a cell inside the
bandit's lair; when an icicle was about to fall
down upon the head of the rookie soldier in the
frozen cave of the Northlands;</text:p>
          </table:table-cell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 office:value-type="string">
            <text:p>And, most recently, when we were flanked
by a squadron of bandits after being caught
in their trap.</text:p>
          </table:table-cell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e were saved by Spirit Queen-chan every
single time?!</text:p>
          </table:table-cell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es. To be quite blunt...</text:p>
          </table:table-cell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 so much! For always looking over us,
I mean!</text:p>
          </table:table-cell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's just that, well...</text:p>
          </table:table-cell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 office:value-type="string">
            <text:p>Ever since the enormous magical shock-wave
caused by the revival of Carat and her aides,
I have been unable to make contact with
Nowah-sama, so...</text:p>
          </table:table-cell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 office:value-type="string">
            <text:p>I did not know exactly when I should reveal
myself to you. That is why I have been secretly
keeping an eye on you until now...</text:p>
          </table:table-cell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
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 office:value-type="string">
            <text:p>But knowing that we were now heading here
with the aim of waking you, you decided it was
time to reveal yourself to us.</text:p>
          </table:table-cell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only I had shown my face sooner, then
you would not have had to come all this way.</text:p>
          </table:table-cell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 office:value-type="string">
            <text:p>Please accept my sincerest apologies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 previous Heavenly Maiden had a name...
Nowah-san, was it?</text:p>
          </table:table-cell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 office:value-type="string">
            <text:p>And you fought alongside her against the
Duchess of Hellfire way back when, right?</text:p>
          </table:table-cell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 office:value-type="string">
            <text:p>Well, that is... I was merely supporting her as
best I could.</text:p>
          </table:table-cell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I expect you'll prove highly useful to us.</text:p>
          </table:table-cell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 office:value-type="string">
            <text:p>I'd like to hear your story.</text:p>
          </table:table-cell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ould be delighted to tell you!</text:p>
          </table:table-cell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s much as I'd like to hear it...</text:p>
          </table:table-cell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 office:value-type="string">
            <text:p>I'm super thirsty right now.</text:p>
          </table:table-cell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now that you mention it, me too...</text:p>
          </table:table-cell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been hiking through the desert.</text:p>
          </table:table-cell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 office:value-type="string">
            <text:p>I'd like to have something to drink, as well.</text:p>
          </table:table-cell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it happens, there is an oasis right down this
way.</text:p>
          </table:table-cell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 office:value-type="string">
            <text:p>It is full of fresh, drinkable water, so we can
drink while we talk.</text:p>
          </table:table-cell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—! That's a local for ya!!</text:p>
          </table:table-cell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let's sit back by the oasis and
have a little chat!</text:p>
          </table:table-cell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ight here, in the shade!</text:p>
          </table:table-cell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 office:value-type="string">
            <text:p>...Spirit Queen-chan...?</text:p>
          </table:table-cell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umm... I, I...</text:p>
          </table:table-cell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 office:value-type="string">
            <text:p>I am... sor-rry... I-I cannot...</text:p>
          </table:table-cell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 office:value-type="string">
            <text:p>Hooold iiiiiit!!</text:p>
          </table:table-cell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 office:value-type="string">
            <text:p>...Oooh...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 office:value-type="string">
            <text:p>*sniffle*...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-Uhh... well...</text:p>
          </table:table-cell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 office:value-type="string">
            <text:p>I-I guess... today just wasn't you're lucky
day... or somethin', so...</text:p>
          </table:table-cell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 office:value-type="string">
            <text:p>Th-This one's off the record!</text:p>
          </table:table-cell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weeeeeeeeh! Sorryyyyyyyyyy...!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 office:value-type="string">
            <text:p>Uwaaaaaaaaaahnnn!!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yway, let's clean up before everyone finds
out what happened, 'kay?</text:p>
          </table:table-cell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 office:value-type="string">
            <text:p>I'll go fetch some water from the oasis.</text:p>
          </table:table-cell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*sob*... I am sorry... I am very sorry...</text:p>
          </table:table-cell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R-Right here...)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 office:value-type="string">
            <text:p>Th-That was too close... ////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 office:value-type="string">
            <text:p>Phew... much better... ♪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-But... I wish I had not embarrassed myself
in front of Akizora-san...</text:p>
          </table:table-cell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 office:value-type="string">
            <text:p>Oooh... how will be able to show my face to
her again...</text:p>
          </table:table-cell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-Th-There is absolutely n-n-n-n-nothing of
interest to be s-s-s-seen there!!!!!</text:p>
          </table:table-cell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3T20:40:54+01:00</meta:creation-date>
    <dc:date>2020-02-13T20:40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